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54C0000042D2D6066DD.jpg"/>
  <manifest:file-entry manifest:media-type="image/png" manifest:full-path="Pictures/1000020100000035000000FE856AD40F.png"/>
  <manifest:file-entry manifest:media-type="image/png" manifest:full-path="Pictures/100002010000053B000002328D609C58.png"/>
  <manifest:file-entry manifest:media-type="image/jpeg" manifest:full-path="Pictures/1000000000000319000003591379D2B8.jpg"/>
  <manifest:file-entry manifest:media-type="image/png" manifest:full-path="Pictures/100002010000027B0000045E0C75672E.png"/>
  <manifest:file-entry manifest:media-type="image/jpeg" manifest:full-path="Pictures/1000000000000110000000AEEB51FC45.jpg"/>
  <manifest:file-entry manifest:media-type="image/jpeg" manifest:full-path="Pictures/10000000000001E40000030FFB45D288.jpg"/>
  <manifest:file-entry manifest:media-type="image/jpeg" manifest:full-path="Pictures/1000000000000054000003610DEC69B9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Palatino3" svg:font-family="Palatino"/>
    <style:font-face style:name="Courier New" svg:font-family="'Courier New'" style:font-family-generic="modern"/>
    <style:font-face style:name="NSimSun" svg:font-family="NSimSun" style:font-family-generic="modern"/>
    <style:font-face style:name="Times New Roman2" svg:font-family="'Times New Roman'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avoye LET" svg:font-family="'Savoye LET'" style:font-pitch="variable"/>
    <style:font-face style:name="SimSun" svg:font-family="SimSun" style:font-pitch="variable"/>
    <style:font-face style:name="Snell Roundhand" svg:font-family="'Snell Roundhand'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_20_left">
      <style:text-properties style:font-name="Palatino2" fo:font-size="9pt" style:font-size-asian="9pt" style:font-size-complex="9pt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style:font-name="Times New Roman" style:font-name-asian="Times New Roman" style:font-name-complex="Times New Roman" style:font-size-complex="13pt"/>
    </style:style>
    <style:style style:name="P4" style:family="paragraph" style:parent-style-name="Standard" style:master-page-name="Front">
      <style:paragraph-properties fo:margin-left="0in" fo:margin-right="0in" fo:text-align="center" style:justify-single-word="false" fo:text-indent="0in" style:auto-text-indent="false" style:page-number="auto" fo:break-before="page" style:text-autospace="none"/>
      <style:text-properties style:font-name="Times New Roman" style:font-name-asian="Times New Roman" style:font-name-complex="Times New Roman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2" text:anchor-type="paragraph" svg:width="0.2902in" svg:height="3.0402in" draw:z-index="0"><draw:image xlink:href="Pictures/1000000000000054000003610DEC69B9.jpg" xlink:type="simple" xlink:show="embed" xlink:actuate="onLoad"/></draw:frame><draw:frame draw:style-name="fr2" draw:name="graphics4" text:anchor-type="paragraph" svg:x="0.3728in" svg:y="0.7445in" svg:width="3.7398in" svg:height="4.0409in" draw:z-index="1"><draw:image xlink:href="Pictures/1000000000000319000003591379D2B8.jpg" xlink:type="simple" xlink:show="embed" xlink:actuate="onLoad"/></draw:frame><draw:frame draw:style-name="fr2" draw:name="graphics6" text:anchor-type="paragraph" svg:x="4.6598in" svg:y="0in" svg:width="4.3807in" svg:height="7.0874in" draw:z-index="2"><draw:image xlink:href="Pictures/10000000000001E40000030FFB45D288.jpg" xlink:type="simple" xlink:show="embed" xlink:actuate="onLoad"/></draw:frame><draw:frame draw:style-name="fr2" draw:name="graphics5" text:anchor-type="paragraph" svg:x="5.4055in" svg:y="2.0846in" svg:width="2.8201in" svg:height="4.9661in" draw:z-index="3"><draw:image xlink:href="Pictures/100002010000027B0000045E0C75672E.png" xlink:type="simple" xlink:show="embed" xlink:actuate="onLoad"/></draw:frame><draw:frame draw:style-name="fr2" draw:name="graphics7" text:anchor-type="paragraph" svg:x="4.8626in" svg:y="0.3457in" svg:width="3.7709in" svg:height="1.5827in" draw:z-index="6"><draw:image xlink:href="Pictures/100002010000053B000002328D609C58.png" xlink:type="simple" xlink:show="embed" xlink:actuate="onLoad"/></draw:frame></text:p>
      <text:p text:style-name="P3"><draw:frame draw:style-name="fr3" draw:name="graphics3" text:anchor-type="paragraph" svg:x="4.4256in" svg:y="1.6602in" svg:width="0.189in" svg:height="0.9583in" draw:z-index="4"><draw:image xlink:href="Pictures/1000020100000035000000FE856AD40F.png" xlink:type="simple" xlink:show="embed" xlink:actuate="onLoad"/></draw:frame></text:p>
      <text:p text:style-name="P3"><draw:frame draw:style-name="fr4" draw:name="graphics1" text:anchor-type="paragraph" svg:y="-0.3756in" svg:width="9.0382in" svg:height="7.1256in" draw:z-index="5"><draw:image xlink:href="Pictures/100000000000054C0000042D2D6066DD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Palatino3" svg:font-family="Palatino"/>
    <style:font-face style:name="Courier New" svg:font-family="'Courier New'" style:font-family-generic="modern"/>
    <style:font-face style:name="NSimSun" svg:font-family="NSimSun" style:font-family-generic="modern"/>
    <style:font-face style:name="Times New Roman2" svg:font-family="'Times New Roman'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avoye LET" svg:font-family="'Savoye LET'" style:font-pitch="variable"/>
    <style:font-face style:name="SimSun" svg:font-family="SimSun" style:font-pitch="variable"/>
    <style:font-face style:name="Snell Roundhand" svg:font-family="'Snell Roundhand'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in" fo:margin-right="0.3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_20_left">
      <style:text-properties style:font-name="Palatino2" fo:font-size="9pt" style:font-size-asian="9pt" style:font-size-complex="9pt"/>
    </style:style>
    <style:page-layout style:name="Mpm1" style:page-usage="mirrored">
      <style:page-layout-properties fo:page-width="9.0402in" fo:page-height="7.1299in" style:num-format="1" style:print-orientation="portrait" fo:margin-top="0.3799in" fo:margin-bottom="0.3799in" fo:margin-left="0.3799in" fo:margin-right="0.3799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9.0402in" fo:page-height="7.1299in" style:num-format="" style:print-orientation="portrait" fo:margin-top="0in" fo:margin-bottom="0in" fo:margin-left="0in" fo:margin-right="0in" fo:background-color="transparent" style:writing-mode="lr-tb" style:footnote-max-height="0in">
        <style:background-image xlink:href="Pictures/1000000000000110000000AEEB51FC45.jpg" xlink:type="simple" xlink:actuate="onLoad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Front" style:page-layout-name="Mpm3" style:next-style-name="Standard"/>
    <style:master-page style:name="Appendix" style:page-layout-name="Mpm4">
      <style:header>
        <text:p text:style-name="MP1"><text:title>Poetic Starlight</text:title> / <text:page-number text:select-page="current">2</text:page-number></text:p>
      </style:header>
      <style:header-left>
        <text:p text:style-name="MP2"><text:page-number text:select-page="current">2</text:page-number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etic Starlight</dc:title>
    <meta:initial-creator>Stacy David</meta:initial-creator>
    <meta:creation-date>2017-01-14T17:38:29</meta:creation-date>
    <dc:creator>Stacy David</dc:creator>
    <dc:date>2021-06-18T14:17:35</dc:date>
    <meta:editing-cycles>2788</meta:editing-cycles>
    <meta:editing-duration>P164DT8H44M16S</meta:editing-duration>
    <meta:generator>OpenOffice/4.1.7$Unix OpenOffice.org_project/417m1$Build-9800</meta:generator>
    <dc:subject>A story of John Keats told through poems.</dc:subject>
    <meta:document-statistic meta:table-count="0" meta:image-count="7" meta:object-count="0" meta:page-count="2" meta:paragraph-count="2" meta:word-count="6" meta:character-count="34"/>
  </office:meta>
</office:document-meta>
</file>